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4.25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12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42pt" style:font-size-asian="10pt" style:font-size-complex="10pt"/>
    </style:style>
    <style:style style:name="P2" style:family="paragraph">
      <loext:graphic-properties draw:fill="none"/>
      <style:paragraph-properties fo:margin-top="0.42cm" fo:margin-bottom="0.35cm"/>
      <style:text-properties fo:font-size="42pt" style:font-size-asian="10pt" style:font-size-complex="10pt"/>
    </style:style>
    <style:style style:name="P3" style:family="paragraph">
      <style:paragraph-properties style:text-autospace="none"/>
      <style:text-properties style:font-name="Liberation Mono" fo:font-size="24pt"/>
    </style:style>
    <style:style style:name="P4" style:family="paragraph"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indent="0cm" style:text-autospace="none"/>
      <style:text-properties style:font-name="Liberation Mono" fo:font-size="24pt"/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indent="0cm" style:text-autospace="none"/>
      <style:text-properties style:font-name="Liberation Mono" fo:font-size="24pt"/>
    </style:style>
    <style:style style:name="T1" style:family="text">
      <style:text-properties fo:font-variant="normal" fo:text-transform="none" fo:color="#9e880d" loext:opacity="100%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67d17" loext:opacity="100%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67d17" loext:opacity="100%" style:text-outline="false" style:text-line-through-style="none" style:text-line-through-type="none" fo:font-size="6pt" fo:font-style="normal" fo:text-shadow="none" style:text-underline-style="none" fo:font-weight="normal" style:letter-kerning="true" style:font-name-asian="JetBrains Mono" style:font-size-asian="6pt" style:font-style-asian="normal" style:font-weight-asian="normal" style:font-name-complex="JetBrains Mono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font-name="JetBrains Mono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33b3" loext:opacity="100%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80808" loext:opacity="100%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67d17" loext:opacity="100%" style:text-outline="false" style:text-line-through-style="none" style:text-line-through-type="none" fo:font-style="normal" fo:text-shadow="none" style:text-underline-style="none" fo:font-weight="normal" style:letter-kerning="true" style:font-name-asian="DejaVu Sans Mono" style:font-size-asian="15pt" style:font-style-asian="normal" style:font-weight-asian="normal" style:font-name-complex="DejaVu Sa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80808" loext:opacity="100%" style:text-outline="false" style:text-line-through-style="none" style:text-line-through-type="none" fo:font-size="6pt" fo:font-style="normal" fo:text-shadow="none" style:text-underline-style="none" fo:font-weight="normal" style:letter-kerning="true" style:font-name-asian="JetBrains Mono" style:font-size-asian="6pt" style:font-style-asian="normal" style:font-weight-asian="normal" style:font-name-complex="JetBrains Mono" style:font-size-complex="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33b3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80808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67d17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67d17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DejaVu Sans Mono" style:font-size-asian="15pt" style:font-style-asian="normal" style:font-weight-asian="normal" style:font-name-complex="DejaVu Sans Mono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25cm" svg:height="4.5cm" svg:x="2.5cm" svg:y="1cm">
          <draw:text-box>
            <text:p text:style-name="P1">Compile-time polymorphic string literals in C++20</text:p>
          </draw:text-box>
        </draw:frame>
        <draw:frame draw:style-name="gr2" draw:text-style-name="P6" draw:layer="layout" svg:width="26cm" svg:height="14.344cm" svg:x="2.25cm" svg:y="5.25cm">
          <draw:text-box>
            <text:p text:style-name="P3"><text:span text:style-name="T1">#include </text:span><text:span text:style-name="T2">&lt;utf42/utf42.h&gt;</text:span></text:p>
            <text:p text:style-name="P3"><text:span text:style-name="T3"><text:s/></text:span></text:p>
            <text:p text:style-name="P4"><text:span text:style-name="T4">using </text:span><text:span text:style-name="T5">char_t </text:span><text:span text:style-name="T6">= </text:span><text:span text:style-name="T4">wchar_t</text:span><text:span text:style-name="T6">;</text:span><text:span text:style-name="T6"><text:line-break/></text:span><text:span text:style-name="T6"/></text:p>
            <text:p text:style-name="P3"><text:span text:style-name="T7">constexpr </text:span><text:span text:style-name="T8">std</text:span><text:span text:style-name="T9">::</text:span><text:span text:style-name="T8">string_view </text:span><text:span text:style-name="T10">sa</text:span><text:span text:style-name="T10"><text:line-break/></text:span><text:span text:style-name="T10"> <text:s/></text:span><text:span text:style-name="T9">= </text:span><text:span text:style-name="T8">make_poly_enc</text:span><text:span text:style-name="T9">(</text:span><text:span text:style-name="T7">char</text:span><text:span text:style-name="T9">, </text:span><text:span text:style-name="T2">"Hello </text:span><text:span text:style-name="T11">🌍</text:span><text:span text:style-name="T2">"</text:span><text:span text:style-name="T9">);</text:span></text:p>
            <text:p text:style-name="P3"><text:span text:style-name="T12"><text:s/></text:span><text:span text:style-name="T12"><text:s/></text:span><text:span text:style-name="T9"><text:line-break/></text:span><text:span text:style-name="T7">constexpr </text:span><text:span text:style-name="T8">std</text:span><text:span text:style-name="T9">::</text:span><text:span text:style-name="T8">u8string_view </text:span><text:span text:style-name="T10">s8</text:span><text:span text:style-name="T10"><text:line-break/></text:span><text:span text:style-name="T10"> <text:s/></text:span><text:span text:style-name="T9">= </text:span><text:span text:style-name="T8">make_poly_enc</text:span><text:span text:style-name="T9">(</text:span><text:span text:style-name="T7">char8_t</text:span><text:span text:style-name="T9">, </text:span><text:span text:style-name="T2">"Hello </text:span><text:span text:style-name="T11">🌍</text:span><text:span text:style-name="T2">"</text:span><text:span text:style-name="T9">);</text:span></text:p>
            <text:p text:style-name="P3"><text:span text:style-name="T12"><text:s/></text:span><text:span text:style-name="T9"><text:line-break/></text:span><text:span text:style-name="T7">constexpr </text:span><text:span text:style-name="T8">std</text:span><text:span text:style-name="T9">::</text:span><text:span text:style-name="T8">u16string_view </text:span><text:span text:style-name="T10">s16</text:span><text:span text:style-name="T10"><text:line-break/></text:span><text:span text:style-name="T10"> <text:s/></text:span><text:span text:style-name="T9">= </text:span><text:span text:style-name="T8">make_poly_enc</text:span><text:span text:style-name="T9">(</text:span><text:span text:style-name="T7">char16_t</text:span><text:span text:style-name="T9">, </text:span><text:span text:style-name="T2">"Hello </text:span><text:span text:style-name="T11">🌍</text:span><text:span text:style-name="T2">"</text:span><text:span text:style-name="T9">);</text:span></text:p>
            <text:p text:style-name="P3"><text:span text:style-name="T12"><text:s/></text:span><text:span text:style-name="T9"><text:line-break/></text:span><text:span text:style-name="T7">constexpr </text:span><text:span text:style-name="T8">std</text:span><text:span text:style-name="T9">::</text:span><text:span text:style-name="T8">u32string_view </text:span><text:span text:style-name="T10">s32</text:span><text:span text:style-name="T10"><text:line-break/></text:span><text:span text:style-name="T10"> <text:s/></text:span><text:span text:style-name="T9">= </text:span><text:span text:style-name="T8">make_poly_enc</text:span><text:span text:style-name="T9">(</text:span><text:span text:style-name="T7">char32_t</text:span><text:span text:style-name="T9">, </text:span><text:span text:style-name="T2">"Hello </text:span><text:span text:style-name="T11">🌍</text:span><text:span text:style-name="T2">"</text:span><text:span text:style-name="T9">);</text:span></text:p>
            <text:p text:style-name="P3"><text:span text:style-name="T12"><text:s/></text:span></text:p>
            <text:p text:style-name="P5"><text:span text:style-name="T13">constexpr </text:span><text:span text:style-name="T14">std</text:span><text:span text:style-name="T15">::</text:span><text:span text:style-name="T14">u32string_view </text:span><text:span text:style-name="T16">sw</text:span><text:span text:style-name="T16"><text:line-break/></text:span><text:span text:style-name="T16"> <text:s/></text:span><text:span text:style-name="T15">= </text:span><text:span text:style-name="T14">make_poly_enc</text:span><text:span text:style-name="T15">(</text:span><text:span text:style-name="T13">char_t</text:span><text:span text:style-name="T15">, </text:span><text:span text:style-name="T17">"Hello </text:span><text:span text:style-name="T18">🌍</text:span><text:span text:style-name="T17">"</text:span><text:span text:style-name="T15">);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2T02:05:28.799978749</meta:creation-date>
    <dc:date>2025-12-22T02:23:31.715141947</dc:date>
    <meta:editing-duration>PT18M1S</meta:editing-duration>
    <meta:editing-cycles>8</meta:editing-cycles>
    <meta:generator>LibreOffice/25.2.3.2$Linux_X86_64 LibreOffice_project/520$Build-2</meta:generator>
    <meta:document-statistic meta:object-count="2"/>
  </office:meta>
</office:document-meta>
</file>